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14.71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5cm" svg:height="2.139cm" svg:x="4cm" svg:y="0.5cm">
          <draw:text-box>
            <text:p><text:span text:style-name="T1">Workflow Sicherheit</text:span></text:p>
          </draw:text-box>
        </draw:frame>
        <draw:custom-shape draw:style-name="gr2" draw:text-style-name="P2" draw:id="id3" draw:layer="layout" svg:width="3.5cm" svg:height="2cm" svg:x="1.5cm" svg:y="4cm">
          <text:p text:style-name="P2">Seite</text:p>
          <text:p text:style-name="P2">angefordert</text:p>
          <draw:enhanced-geometry svg:viewBox="0 0 21600 21600" draw:type="rectangle" draw:enhanced-path="M 0 0 L 21600 0 21600 21600 0 21600 0 0 Z N"/>
        </draw:custom-shape>
        <draw:custom-shape draw:style-name="gr2" draw:text-style-name="P2" draw:id="id4" draw:layer="layout" svg:width="4cm" svg:height="1.5cm" svg:x="7.5cm" svg:y="4cm">
          <text:p text:style-name="P2">eingeloggt 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" draw:layer="layout" svg:width="5cm" svg:height="2cm" svg:x="9.5cm" svg:y="12cm">
          <text:p text:style-name="P2">SSL Client Auth</text:p>
          <draw:enhanced-geometry svg:viewBox="0 0 21600 21600" draw:type="rectangle" draw:enhanced-path="M 0 0 L 21600 0 21600 21600 0 21600 0 0 Z N"/>
        </draw:custom-shape>
        <draw:custom-shape draw:style-name="gr2" draw:text-style-name="P2" draw:id="id2" draw:layer="layout" svg:width="4.5cm" svg:height="2cm" svg:x="10cm" svg:y="16.613cm">
          <text:p text:style-name="P2">Benutzername</text:p>
          <text:p text:style-name="P2">Passwo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2cm" svg:y1="14cm" svg:x2="12.25cm" svg:y2="16.613cm" draw:start-shape="id1" draw:start-glue-point="2" draw:end-shape="id2" draw:end-glue-point="0" svg:d="m12000 14000c0 1960 250 654 250 2613">
          <text:p/>
        </draw:connector>
        <draw:connector draw:style-name="gr3" draw:text-style-name="P2" draw:layer="layout" draw:type="curve" svg:x1="5cm" svg:y1="5cm" svg:x2="7.5cm" svg:y2="4.75cm" draw:start-shape="id3" draw:start-glue-point="1" draw:end-shape="id4" draw:end-glue-point="6" svg:d="m5000 5000c1875 0 625-250 2500-250">
          <text:p/>
        </draw:connector>
        <draw:connector draw:style-name="gr3" draw:text-style-name="P2" draw:layer="layout" draw:type="curve" svg:x1="11.5cm" svg:y1="4.75cm" svg:x2="17.5cm" svg:y2="5.5cm" draw:start-shape="id4" draw:start-glue-point="10" draw:end-shape="id5" draw:end-glue-point="6" svg:d="m11500 4750c4501 0 1502 750 6000 750">
          <text:p/>
        </draw:connector>
        <draw:custom-shape draw:style-name="gr2" draw:text-style-name="P2" draw:id="id6" draw:layer="layout" svg:width="4.5cm" svg:height="1.5cm" svg:x="8.5cm" svg:y="8cm">
          <text:p text:style-name="P2">IP-Filter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9.5cm" svg:y1="5.5cm" svg:x2="10.75cm" svg:y2="8cm" draw:start-shape="id4" draw:start-glue-point="8" draw:end-shape="id6" draw:end-glue-point="0" svg:d="m9500 5500c0 1876 1250 627 1250 2500">
          <text:p/>
        </draw:connector>
        <draw:connector draw:style-name="gr3" draw:text-style-name="P2" draw:layer="layout" draw:type="curve" svg:x1="10.75cm" svg:y1="9.5cm" svg:x2="12cm" svg:y2="12cm" draw:start-shape="id6" draw:start-glue-point="2" draw:end-shape="id1" draw:end-glue-point="0" svg:d="m10750 9500c0 1875 1250 625 1250 2500">
          <text:p/>
        </draw:connector>
        <draw:connector draw:style-name="gr3" draw:text-style-name="P2" draw:layer="layout" draw:type="curve" svg:x1="13cm" svg:y1="8.75cm" svg:x2="17.5cm" svg:y2="9cm" draw:start-shape="id6" draw:start-glue-point="1" draw:end-shape="id7" draw:end-glue-point="6" svg:d="m13000 8750c3375 0 1125 250 4500 250">
          <text:p/>
        </draw:connector>
        <draw:connector draw:style-name="gr3" draw:text-style-name="P2" draw:layer="layout" draw:type="curve" draw:line-skew="0cm -0.811cm" svg:x1="14.5cm" svg:y1="17.613cm" svg:x2="18.75cm" svg:y2="17.113cm" draw:start-shape="id2" draw:start-glue-point="1" draw:end-shape="id8" draw:end-glue-point="0" svg:d="m14500 17613c1875 0 1562-906 2156-1523s2094-945 2094 1023">
          <text:p/>
        </draw:connector>
        <draw:connector draw:style-name="gr3" draw:text-style-name="P2" draw:layer="layout" draw:type="curve" svg:x1="14.5cm" svg:y1="13cm" svg:x2="17.5cm" svg:y2="9cm" draw:start-shape="id1" draw:start-glue-point="1" draw:end-shape="id7" draw:end-glue-point="6" svg:d="m14500 13000c2250 0 750-4000 3000-4000">
          <text:p/>
        </draw:connector>
        <draw:custom-shape draw:style-name="gr2" draw:text-style-name="P2" draw:id="id9" draw:layer="layout" svg:width="4cm" svg:height="1.5cm" svg:x="1.5cm" svg:y="9cm">
          <text:p text:style-name="P2">eingeloggt!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3.5cm" svg:y1="9cm" svg:x2="3.25cm" svg:y2="6cm" draw:start-shape="id9" draw:start-glue-point="4" draw:end-shape="id3" draw:end-glue-point="2" svg:d="m3500 9000c0-2250-250-750-250-3000">
          <text:p/>
        </draw:connector>
        <draw:connector draw:style-name="gr3" draw:text-style-name="P2" draw:layer="layout" draw:type="curve" svg:x1="9.5cm" svg:y1="13cm" svg:x2="3.5cm" svg:y2="10.5cm" draw:start-shape="id1" draw:start-glue-point="3" draw:end-shape="id9" draw:end-glue-point="8" svg:d="m9500 13000c-4000 0-6000-833-6000-2500">
          <text:p/>
        </draw:connector>
        <draw:connector draw:style-name="gr3" draw:text-style-name="P2" draw:layer="layout" draw:type="curve" svg:x1="10cm" svg:y1="17.613cm" svg:x2="3.5cm" svg:y2="10.5cm" draw:start-shape="id2" draw:start-glue-point="3" draw:end-shape="id9" draw:end-glue-point="8" svg:d="m10000 17613c-4334 0-6500-2371-6500-7113">
          <text:p/>
        </draw:connector>
        <draw:custom-shape draw:style-name="gr2" draw:text-style-name="P2" draw:id="id8" draw:layer="layout" svg:width="3.5cm" svg:height="2cm" svg:x="17cm" svg:y="17.113cm">
          <text:p text:style-name="P2">Falsches</text:p>
          <text:p text:style-name="P2">Passwor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2cm" svg:y1="5.5cm" svg:x2="24.5cm" svg:y2="4.5cm" draw:start-shape="id5" draw:start-glue-point="10" draw:end-shape="id10" svg:d="m22000 5500c1876 0 627-1000 2500-1000">
          <text:p/>
        </draw:connector>
        <draw:connector draw:style-name="gr3" draw:text-style-name="P2" draw:layer="layout" draw:type="curve" draw:line-skew="0.749cm" svg:x1="18.75cm" svg:y1="19.113cm" svg:x2="12.25cm" svg:y2="18.613cm" draw:start-shape="id8" draw:start-glue-point="2" draw:end-shape="id2" draw:end-glue-point="2" svg:d="m18750 19113c0 1875-6500 2125-6500-500">
          <text:p/>
        </draw:connector>
        <draw:frame draw:style-name="gr4" draw:layer="layout" svg:width="1.171cm" svg:height="0.962cm" svg:x="13.5cm" svg:y="4cm">
          <draw:text-box>
            <text:p>Ja</text:p>
          </draw:text-box>
        </draw:frame>
        <draw:frame draw:style-name="gr4" draw:layer="layout" svg:width="1.802cm" svg:height="0.962cm" svg:x="10.5cm" svg:y="6cm">
          <draw:text-box>
            <text:p>Nein</text:p>
          </draw:text-box>
        </draw:frame>
        <draw:frame draw:style-name="gr4" draw:layer="layout" svg:width="2.437cm" svg:height="1.673cm" svg:x="13.063cm" svg:y="7.827cm">
          <draw:text-box>
            <text:p>nicht</text:p>
            <text:p>erlaubt</text:p>
          </draw:text-box>
        </draw:frame>
        <draw:frame draw:style-name="gr4" draw:layer="layout" svg:width="2.437cm" svg:height="0.962cm" svg:x="9.563cm" svg:y="10cm">
          <draw:text-box>
            <text:p>erlaubt</text:p>
          </draw:text-box>
        </draw:frame>
        <draw:frame draw:style-name="gr4" draw:layer="layout" svg:width="4.02cm" svg:height="1.673cm" svg:x="15.5cm" svg:y="11.5cm">
          <draw:text-box>
            <text:p>unbekannter</text:p>
            <text:p>Schlüssel</text:p>
          </draw:text-box>
        </draw:frame>
        <draw:frame draw:style-name="gr4" draw:layer="layout" svg:width="3.249cm" svg:height="1.673cm" svg:x="5cm" svg:y="12.827cm">
          <draw:text-box>
            <text:p>Schlüssel</text:p>
            <text:p>akzeptiert</text:p>
          </draw:text-box>
        </draw:frame>
        <draw:frame draw:style-name="gr4" draw:layer="layout" svg:width="2.441cm" svg:height="0.962cm" svg:x="7.271cm" svg:y="16.5cm">
          <draw:text-box>
            <text:p>korrekt</text:p>
          </draw:text-box>
        </draw:frame>
        <draw:frame draw:style-name="gr4" draw:layer="layout" svg:width="2.157cm" svg:height="0.962cm" svg:x="14.5cm" svg:y="15.538cm">
          <draw:text-box>
            <text:p>falsch</text:p>
          </draw:text-box>
        </draw:frame>
        <draw:frame draw:style-name="gr4" draw:layer="layout" svg:width="2.894cm" svg:height="0.962cm" svg:x="14.5cm" svg:y="19.613cm">
          <draw:text-box>
            <text:p>nochmal</text:p>
          </draw:text-box>
        </draw:frame>
        <draw:frame draw:style-name="gr4" draw:layer="layout" svg:width="2.686cm" svg:height="0.962cm" svg:x="3.314cm" svg:y="7cm">
          <draw:text-box>
            <text:p>returnto</text:p>
          </draw:text-box>
        </draw:frame>
        <draw:frame draw:style-name="gr4" draw:layer="layout" svg:width="3.211cm" svg:height="1.673cm" svg:x="10cm" svg:y="14cm">
          <draw:text-box>
            <text:p>kein</text:p>
            <text:p>Schlüssel</text:p>
          </draw:text-box>
        </draw:frame>
        <draw:frame draw:style-name="gr4" draw:layer="layout" svg:width="2.678cm" svg:height="0.962cm" svg:x="22.5cm" svg:y="5.538cm">
          <draw:text-box>
            <text:p>weiter...</text:p>
          </draw:text-box>
        </draw:frame>
        <draw:custom-shape draw:style-name="gr2" draw:text-style-name="P2" draw:id="id11" draw:layer="layout" svg:width="4cm" svg:height="2cm" svg:x="24.5cm" svg:y="7cm">
          <text:p text:style-name="P2">Banking /</text:p>
          <text:p text:style-name="P2">Buchhaltung</text:p>
          <draw:enhanced-geometry svg:viewBox="0 0 21600 21600" draw:type="rectangle" draw:enhanced-path="M 0 0 L 21600 0 21600 21600 0 21600 0 0 Z N"/>
        </draw:custom-shape>
        <draw:custom-shape draw:style-name="gr2" draw:text-style-name="P2" draw:id="id10" draw:layer="layout" svg:width="4.2cm" svg:height="2cm" svg:x="24.5cm" svg:y="3.5cm">
          <text:p text:style-name="P2">Klienten</text:p>
          <text:p text:style-name="P2">verwaltung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2cm" svg:y1="5.5cm" svg:x2="24.5cm" svg:y2="8cm" draw:start-shape="id5" draw:start-glue-point="10" draw:end-shape="id11" draw:end-glue-point="3" svg:d="m22000 5500c1876 0 627 2500 2500 2500">
          <text:p/>
        </draw:connector>
        <draw:connector draw:style-name="gr3" draw:text-style-name="P2" draw:layer="layout" draw:type="curve" svg:x1="1.04cm" svg:y1="1.465cm" svg:x2="3.25cm" svg:y2="4cm" draw:end-shape="id3" draw:end-glue-point="0" svg:d="m1040 1465c0 1525 2210 258 2210 2535">
          <text:p/>
        </draw:connector>
        <draw:custom-shape draw:style-name="gr2" draw:text-style-name="P2" draw:id="id5" draw:layer="layout" svg:width="4.5cm" svg:height="3cm" svg:x="17.5cm" svg:y="4cm">
          <text:p text:style-name="P2">Zugriff</text:p>
          <text:p text:style-name="P2">erlau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7" draw:layer="layout" svg:width="4.5cm" svg:height="3cm" svg:x="17.5cm" svg:y="7.5cm">
          <text:p text:style-name="P2">Zugriff</text:p>
          <text:p text:style-name="P2">permanent</text:p>
          <text:p text:style-name="P2">verweig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8cm" svg:height="2.139cm" svg:x="5.5cm" svg:y="1.681cm">
          <draw:text-box>
            <text:p><text:span text:style-name="T1">Workflow</text:span></text:p>
            <text:p><text:span text:style-name="T1">Klientenverwaltung</text:span></text:p>
          </draw:text-box>
        </draw:frame>
        <draw:custom-shape draw:style-name="gr2" draw:text-style-name="P2" draw:id="id12" draw:layer="layout" svg:width="4.5cm" svg:height="2cm" svg:x="3cm" svg:y="8.181cm">
          <text:p text:style-name="P2">Klienten</text:p>
          <text:p text:style-name="P2">auflist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.587cm" svg:y1="3.165cm" svg:x2="5.25cm" svg:y2="8.181cm" draw:end-shape="id12" draw:end-glue-point="0" svg:d="m2587 3165c0 3387 2663 879 2663 5016">
          <text:p/>
        </draw:connector>
        <draw:custom-shape draw:style-name="gr2" draw:text-style-name="P2" draw:id="id13" draw:layer="layout" svg:width="4cm" svg:height="2cm" svg:x="6cm" svg:y="12.5cm">
          <text:p text:style-name="P2">Klient</text:p>
          <text:p text:style-name="P2">hinzufüg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5" draw:layer="layout" svg:width="4cm" svg:height="2cm" svg:x="16.788cm" svg:y="11.819cm">
          <text:p text:style-name="P2">Klient</text:p>
          <text:p text:style-name="P2">lösch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6" draw:layer="layout" svg:width="4cm" svg:height="2cm" svg:x="12.288cm" svg:y="12cm">
          <text:p text:style-name="P2">Klient</text:p>
          <text:p text:style-name="P2">bearbeit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7" draw:layer="layout" svg:width="6.5cm" svg:height="2cm" svg:x="26cm" svg:y="15.537cm">
          <text:p text:style-name="P2">Umsätze</text:p>
          <text:p text:style-name="P2">auflist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20" draw:layer="layout" svg:width="6.5cm" svg:height="2cm" svg:x="33cm" svg:y="20.037cm">
          <text:p text:style-name="P2">Einzahlung</text:p>
          <text:p text:style-name="P2">verbuch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5.25cm" svg:y1="10.181cm" svg:x2="8cm" svg:y2="12.5cm" draw:start-shape="id12" draw:start-glue-point="2" draw:end-shape="id13" draw:end-glue-point="0" svg:d="m5250 10181c0 1740 2750 581 2750 2319">
          <text:p/>
        </draw:connector>
        <draw:connector draw:style-name="gr3" draw:text-style-name="P2" draw:layer="layout" draw:type="curve" draw:line-skew="-0.624cm" svg:x1="6cm" svg:y1="13.5cm" svg:x2="3cm" svg:y2="9.181cm" draw:start-shape="id13" draw:start-glue-point="3" draw:end-shape="id12" draw:end-glue-point="3" svg:d="m6000 13500c-6187 0-4687-4319-3000-4319">
          <text:p/>
        </draw:connector>
        <draw:custom-shape draw:style-name="gr2" draw:text-style-name="P2" draw:id="id14" draw:layer="layout" svg:width="4.5cm" svg:height="2.5cm" svg:x="15.288cm" svg:y="7cm">
          <text:p text:style-name="P2">einzelnen</text:p>
          <text:p text:style-name="P2">Klienten</text:p>
          <text:p text:style-name="P2">auswähl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7.5cm" svg:y1="9.181cm" svg:x2="15.288cm" svg:y2="8.25cm" draw:start-shape="id12" draw:start-glue-point="1" draw:end-shape="id14" draw:end-glue-point="3" svg:d="m7500 9181c5841 0 1947-931 7788-931">
          <text:p/>
        </draw:connector>
        <draw:connector draw:style-name="gr3" draw:text-style-name="P2" draw:layer="layout" draw:type="curve" svg:x1="17.538cm" svg:y1="9.5cm" svg:x2="18.788cm" svg:y2="11.819cm" draw:start-shape="id14" draw:start-glue-point="2" draw:end-shape="id15" draw:end-glue-point="0" svg:d="m17538 9500c0 1740 1250 581 1250 2319">
          <text:p/>
        </draw:connector>
        <draw:connector draw:style-name="gr3" draw:text-style-name="P2" draw:layer="layout" draw:type="curve" draw:line-skew="4.055cm -2.102cm" svg:x1="18.788cm" svg:y1="13.819cm" svg:x2="3cm" svg:y2="9.181cm" draw:start-shape="id15" draw:start-glue-point="2" draw:end-shape="id12" draw:end-glue-point="3" svg:d="m18788 13819c0 6834-9196 5695-14119 2827s-5573-7465-1669-7465">
          <text:p/>
        </draw:connector>
        <draw:connector draw:style-name="gr3" draw:text-style-name="P2" draw:layer="layout" draw:type="curve" svg:x1="17.538cm" svg:y1="9.5cm" svg:x2="14.288cm" svg:y2="12cm" draw:start-shape="id14" draw:start-glue-point="2" draw:end-shape="id16" draw:end-glue-point="0" svg:d="m17538 9500c0 1875-3250 625-3250 2500">
          <text:p/>
        </draw:connector>
        <draw:connector draw:style-name="gr3" draw:text-style-name="P2" draw:layer="layout" draw:type="curve" svg:x1="12.288cm" svg:y1="13cm" svg:x2="15.288cm" svg:y2="8.25cm" draw:start-shape="id16" draw:start-glue-point="3" draw:end-shape="id14" draw:end-glue-point="3" svg:d="m12288 13000c-751 0-2251-4750 3000-4750">
          <text:p/>
        </draw:connector>
        <draw:custom-shape draw:style-name="gr2" draw:text-style-name="P2" draw:id="id18" draw:layer="layout" svg:width="6.5cm" svg:height="2cm" svg:x="26cm" svg:y="20.037cm">
          <text:p text:style-name="P2">Auszahlung</text:p>
          <text:p text:style-name="P2">verbuchen</text:p>
          <draw:enhanced-geometry svg:viewBox="0 0 21600 21600" draw:type="rectangle" draw:enhanced-path="M 0 0 L 21600 0 21600 21600 0 21600 0 0 Z N"/>
        </draw:custom-shape>
        <draw:custom-shape draw:style-name="gr2" draw:text-style-name="P2" draw:id="id19" draw:layer="layout" svg:width="6.5cm" svg:height="2cm" svg:x="19cm" svg:y="20.037cm">
          <text:p text:style-name="P2">Überweisungsauftrag</text:p>
          <text:p text:style-name="P2">entgegennehm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9.788cm" svg:y1="8.25cm" svg:x2="26cm" svg:y2="16.537cm" draw:start-shape="id14" draw:end-shape="id17" draw:end-glue-point="3" svg:d="m19788 8250c4659 0 1553 8287 6212 8287">
          <text:p/>
        </draw:connector>
        <draw:connector draw:style-name="gr3" draw:text-style-name="P2" draw:layer="layout" draw:type="curve" svg:x1="29.25cm" svg:y1="17.537cm" svg:x2="29.25cm" svg:y2="20.037cm" draw:start-shape="id17" draw:start-glue-point="2" draw:end-shape="id18" draw:end-glue-point="0" svg:d="m29250 17537v2500">
          <text:p/>
        </draw:connector>
        <draw:connector draw:style-name="gr3" draw:text-style-name="P2" draw:layer="layout" draw:type="curve" svg:x1="29.25cm" svg:y1="17.537cm" svg:x2="22.25cm" svg:y2="20.037cm" draw:start-shape="id17" draw:start-glue-point="2" draw:end-shape="id19" svg:d="m29250 17537c0 1875-7000 625-7000 2500">
          <text:p/>
        </draw:connector>
        <draw:connector draw:style-name="gr3" draw:text-style-name="P2" draw:layer="layout" draw:type="curve" svg:x1="29.25cm" svg:y1="17.537cm" svg:x2="36.25cm" svg:y2="20.037cm" draw:start-shape="id17" draw:start-glue-point="2" draw:end-shape="id20" draw:end-glue-point="0" svg:d="m29250 17537c0 1875 7000 625 7000 2500">
          <text:p/>
        </draw:connector>
        <draw:connector draw:style-name="gr3" draw:text-style-name="P2" draw:layer="layout" draw:type="curve" draw:line-skew="-1.795cm" svg:x1="29.25cm" svg:y1="15.537cm" svg:x2="5.25cm" svg:y2="8.181cm" draw:start-shape="id17" draw:start-glue-point="0" draw:end-shape="id12" draw:end-glue-point="0" svg:d="m29250 15537c0-14478-24000-10800-24000-7356">
          <text:p/>
        </draw:connector>
        <draw:custom-shape draw:style-name="gr2" draw:text-style-name="P2" draw:id="id21" draw:layer="layout" svg:width="5.5cm" svg:height="2cm" svg:x="26.5cm" svg:y="24.537cm">
          <text:p text:style-name="P2">Beleg(e)</text:p>
          <text:p text:style-name="P2">druck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29.25cm" svg:y1="22.037cm" svg:x2="29.25cm" svg:y2="24.537cm" draw:start-shape="id18" draw:start-glue-point="2" draw:end-shape="id21" draw:end-glue-point="0" svg:d="m29250 22037v2500">
          <text:p/>
        </draw:connector>
        <draw:connector draw:style-name="gr3" draw:text-style-name="P2" draw:layer="layout" draw:type="curve" svg:x1="22.25cm" svg:y1="22.037cm" svg:x2="29.25cm" svg:y2="24.537cm" draw:start-shape="id19" draw:end-shape="id21" draw:end-glue-point="0" svg:d="m22250 22037c0 1875 7000 625 7000 2500">
          <text:p/>
        </draw:connector>
        <draw:connector draw:style-name="gr3" draw:text-style-name="P2" draw:layer="layout" draw:type="curve" svg:x1="36.25cm" svg:y1="22.037cm" svg:x2="29.25cm" svg:y2="24.537cm" draw:start-shape="id20" draw:start-glue-point="2" draw:end-shape="id21" draw:end-glue-point="0" svg:d="m36250 22037c0 1875-7000 625-7000 2500">
          <text:p/>
        </draw:connector>
        <draw:connector draw:style-name="gr3" draw:text-style-name="P2" draw:layer="layout" draw:type="curve" draw:line-skew="1.374cm -6.999cm -1.374cm" svg:x1="29.25cm" svg:y1="26.537cm" svg:x2="29.25cm" svg:y2="15.537cm" draw:start-shape="id21" draw:start-glue-point="2" draw:end-shape="id17" draw:end-glue-point="0" svg:d="m29250 26537c0 2812-10750 1875-10750-5500s10750-8312 10750-5500">
          <text:p/>
        </draw:connector>
        <draw:custom-shape draw:style-name="gr2" draw:text-style-name="P2" draw:id="id22" draw:layer="layout" svg:width="4cm" svg:height="2.5cm" svg:x="37cm" svg:y="15cm">
          <text:p text:style-name="P2">Transaktion</text:p>
          <text:p text:style-name="P2">lösch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draw:line-skew="0cm -0.811cm" svg:x1="32.5cm" svg:y1="16.537cm" svg:x2="39cm" svg:y2="15cm" draw:start-shape="id17" draw:start-glue-point="1" draw:end-shape="id22" draw:end-glue-point="0" svg:d="m32500 16537c3375 0 2812-1425 3593-2301s2907-1204 2907 764">
          <text:p/>
        </draw:connector>
        <draw:connector draw:style-name="gr3" draw:text-style-name="P2" draw:layer="layout" draw:type="curve" draw:line-skew="1.374cm 0cm -1.058cm" svg:x1="39cm" svg:y1="17.5cm" svg:x2="29.25cm" svg:y2="15.537cm" draw:start-shape="id22" draw:start-glue-point="2" draw:end-shape="id17" draw:end-glue-point="0" svg:d="m39000 17500c0 2812-4250 1875-4250-823s-5500-3478-5500-1140">
          <text:p/>
        </draw:connector>
        <draw:custom-shape draw:style-name="gr2" draw:text-style-name="P2" draw:id="id23" draw:layer="layout" svg:width="5.5cm" svg:height="3cm" svg:x="28cm" svg:y="5cm">
          <text:p text:style-name="P2">offene</text:p>
          <text:p text:style-name="P2">Forderungen</text:p>
          <text:p text:style-name="P2">auflist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9.788cm" svg:y1="8.25cm" svg:x2="28cm" svg:y2="6.5cm" draw:start-shape="id14" draw:start-glue-point="1" draw:end-shape="id23" draw:end-glue-point="3" svg:d="m19788 8250c6159 0 2053-1750 8212-1750">
          <text:p/>
        </draw:connector>
        <draw:custom-shape draw:style-name="gr2" draw:text-style-name="P2" draw:id="id24" draw:layer="layout" svg:width="5cm" svg:height="2.5cm" svg:x="23.5cm" svg:y="1cm">
          <text:p text:style-name="P2">Notizen</text:p>
          <text:p text:style-name="P2">eingeben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9.788cm" svg:y1="8.25cm" svg:x2="23.5cm" svg:y2="2.25cm" draw:start-shape="id14" draw:start-glue-point="1" draw:end-shape="id24" draw:end-glue-point="3" svg:d="m19788 8250c2784 0 928-6000 3712-6000">
          <text:p/>
        </draw:connector>
        <draw:custom-shape draw:style-name="gr2" draw:text-style-name="P2" draw:id="id25" draw:layer="layout" svg:width="5cm" svg:height="3cm" svg:x="36cm" svg:y="4cm">
          <text:p text:style-name="P2">Tilgungen</text:p>
          <text:p text:style-name="P2">„ausklappen“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33.5cm" svg:y1="6.5cm" svg:x2="36cm" svg:y2="5.5cm" draw:start-shape="id23" draw:start-glue-point="1" draw:end-shape="id25" draw:end-glue-point="3" svg:d="m33500 6500c1875 0 625-1000 2500-1000">
          <text:p/>
        </draw:connector>
        <draw:connector draw:style-name="gr3" draw:text-style-name="P2" draw:layer="layout" draw:type="curve" svg:x1="30.75cm" svg:y1="8cm" svg:x2="41.326cm" svg:y2="8.819cm" draw:start-shape="id23" draw:start-glue-point="2" svg:d="m30750 8000c0 990 10576 581 10576 819">
          <text:p/>
        </draw:connector>
        <draw:connector draw:style-name="gr3" draw:text-style-name="P2" draw:layer="layout" draw:type="curve" svg:x1="38.5cm" svg:y1="7cm" svg:x2="41.326cm" svg:y2="7.685cm" draw:start-shape="id25" draw:start-glue-point="2" svg:d="m38500 7000c0 889 2826 547 2826 685">
          <text:p/>
        </draw:connector>
      </draw:page>
      <draw:page draw:name="page3" draw:style-name="dp1" draw:master-page-name="Default">
        <draw:custom-shape draw:style-name="gr2" draw:text-style-name="P2" draw:layer="layout" svg:width="9cm" svg:height="4.5cm" svg:x="1.5cm" svg:y="3cm">
          <text:p text:style-name="P2">CaDiBe</text:p>
          <text:p text:style-name="P2">Log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cm" svg:height="4.5cm" svg:x="12.5cm" svg:y="3cm">
          <text:p text:style-name="P2">angemeldeter</text:p>
          <text:p text:style-name="P2">Benutz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4.5cm" svg:x="30cm" svg:y="3cm">
          <text:p text:style-name="P2">Uh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5cm" svg:x="24cm" svg:y="4.5cm">
          <text:p text:style-name="P2">Logou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8.5cm" svg:height="17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.5cm" svg:x="1.5cm" svg:y="9cm">
          <text:p text:style-name="P2">Klientenverwaltung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1.5cm" svg:x="11cm" svg:y="9cm">
          <text:p text:style-name="P2">Banking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" draw:text-style-name="P2" draw:layer="layout" svg:width="37.5cm" svg:height="24.5cm" svg:x="2cm" svg:y="4.2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7.644cm" svg:height="1.195cm" svg:x="2cm" svg:y="2cm">
          <draw:text-box>
            <text:p text:style-name="P1"><text:span text:style-name="T1">Klientenverwaltung</text:span></text:p>
          </draw:text-box>
        </draw:frame>
        <draw:frame draw:style-name="gr4" draw:text-style-name="P1" draw:layer="layout" svg:width="18.337cm" svg:height="1.195cm" svg:x="3.5cm" svg:y="5cm">
          <draw:text-box>
            <text:p><text:span text:style-name="T1">Sie betreuen 3 Klienten. 16 Klienten insgesamt.</text:span></text:p>
          </draw:text-box>
        </draw:frame>
        <draw:custom-shape draw:style-name="gr5" draw:text-style-name="P2" draw:layer="layout" svg:width="0.5cm" svg:height="18.5cm" svg:x="37.5cm" svg:y="8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3.5cm" svg:height="18.5cm" svg:x="3cm" svg:y="8.5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2.191cm" svg:height="0.962cm" svg:x="3.5cm" svg:y="7cm">
          <draw:text-box>
            <text:p>Name</text:p>
          </draw:text-box>
        </draw:frame>
        <draw:frame draw:style-name="gr4" draw:layer="layout" svg:width="9.079cm" svg:height="0.962cm" svg:x="10.921cm" svg:y="7cm">
          <draw:text-box>
            <text:p>abgewickelt über Vereinskonto</text:p>
          </draw:text-box>
        </draw:frame>
        <draw:frame draw:style-name="gr4" draw:layer="layout" svg:width="3.707cm" svg:height="0.962cm" svg:x="22cm" svg:y="7.038cm">
          <draw:text-box>
            <text:p>Kontostand</text:p>
          </draw:text-box>
        </draw:frame>
        <draw:frame draw:style-name="gr4" draw:layer="layout" svg:width="6.196cm" svg:height="0.962cm" svg:x="26.304cm" svg:y="7cm">
          <draw:text-box>
            <text:p>Offene Forderungen</text:p>
          </draw:text-box>
        </draw:frame>
        <draw:frame draw:style-name="gr4" draw:layer="layout" svg:width="2.119cm" svg:height="0.962cm" svg:x="33.5cm" svg:y="7cm">
          <draw:text-box>
            <text:p>Saldo</text:p>
          </draw:text-box>
        </draw:frame>
        <draw:custom-shape draw:style-name="gr2" draw:text-style-name="P2" draw:layer="layout" svg:width="3.5cm" svg:height="1cm" svg:x="28cm" svg:y="9.5cm">
          <text:p text:style-name="P2">Umsätz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1cm" svg:x="32cm" svg:y="9.5cm">
          <text:p text:style-name="P2">Lösche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5cm" svg:height="1cm" svg:x="29cm" svg:y="5cm">
          <text:p text:style-name="P2">Neuen Klienten anlege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</meta:initial-creator>
    <meta:creation-date>2012-03-17T14:49:48</meta:creation-date>
    <dc:date>2012-03-17T16:48:38</dc:date>
    <dc:creator>Matthias </dc:creator>
    <meta:editing-duration>PT01H10M27S</meta:editing-duration>
    <meta:editing-cycles>16</meta:editing-cycles>
    <meta:generator>OpenOffice.org/3.2$Linux OpenOffice.org_project/320m19$Build-9505</meta:generator>
    <meta:document-statistic meta:object-count="98"/>
    <meta:user-defined meta:name="Info 1"/>
    <meta:user-defined meta:name="Info 2"/>
    <meta:user-defined meta:name="Info 3"/>
    <meta:user-defined meta:name="Info 4"/>
  </office:meta>
</office:document-meta>
</file>